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llyTask.set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Task.resolveURL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llyTask.getXMLOut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llyTask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Task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Task.setXMLOutput( XMLOutput xml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Task.setScrip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Task.setRootContext( URL roo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Task.getJelly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llyTask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ellyTask.compileScrip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ellyTask.getRoo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llyTask.setOutput( File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